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5937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59:37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1.757061" calcext:value-type="float">
            <text:p>61.757061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61122" calcext:value-type="float">
            <text:p>0.56112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8.07415" calcext:value-type="float">
            <text:p>118.0741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1.757061" calcext:value-type="float">
            <text:p>61.75706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.466185" calcext:value-type="float">
            <text:p>8.46618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27062" calcext:value-type="float">
            <text:p>0.62706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27976" calcext:value-type="float">
            <text:p>0.327976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441469" calcext:value-type="float">
            <text:p>0.441469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19535" calcext:value-type="float">
            <text:p>0.519535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21723" calcext:value-type="float">
            <text:p>0.621723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30371" calcext:value-type="float">
            <text:p>0.330371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434695" calcext:value-type="float">
            <text:p>0.434695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19723" calcext:value-type="float">
            <text:p>0.519723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27062" calcext:value-type="float">
            <text:p>0.627062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27976" calcext:value-type="float">
            <text:p>0.32797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441469" calcext:value-type="float">
            <text:p>0.441469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19535" calcext:value-type="float">
            <text:p>0.519535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67702" calcext:value-type="float">
            <text:p>0.86770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3.821963" calcext:value-type="float">
            <text:p>3.8219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16234" calcext:value-type="float">
            <text:p>0.216234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0099" calcext:value-type="float">
            <text:p>0.000099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644" calcext:value-type="float">
            <text:p>0.000644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1076" calcext:value-type="float">
            <text:p>0.001076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1591" calcext:value-type="float">
            <text:p>0.001591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2558" calcext:value-type="float">
            <text:p>0.002558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4112" calcext:value-type="float">
            <text:p>0.004112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6237" calcext:value-type="float">
            <text:p>0.006237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8302" calcext:value-type="float">
            <text:p>0.008302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0111" calcext:value-type="float">
            <text:p>0.010111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1775" calcext:value-type="float">
            <text:p>0.011775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13647" calcext:value-type="float">
            <text:p>0.013647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15729" calcext:value-type="float">
            <text:p>0.015729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18332" calcext:value-type="float">
            <text:p>0.018332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21415" calcext:value-type="float">
            <text:p>0.021415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24941" calcext:value-type="float">
            <text:p>0.024941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28384" calcext:value-type="float">
            <text:p>0.028384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31667" calcext:value-type="float">
            <text:p>0.031667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35152" calcext:value-type="float">
            <text:p>0.035152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39137" calcext:value-type="float">
            <text:p>0.039137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43608" calcext:value-type="float">
            <text:p>0.043608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48003" calcext:value-type="float">
            <text:p>0.048003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52143" calcext:value-type="float">
            <text:p>0.05214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56116" calcext:value-type="float">
            <text:p>0.056116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60237" calcext:value-type="float">
            <text:p>0.060237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64507" calcext:value-type="float">
            <text:p>0.064507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68563" calcext:value-type="float">
            <text:p>0.068563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72307" calcext:value-type="float">
            <text:p>0.072307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75332" calcext:value-type="float">
            <text:p>0.075332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77245" calcext:value-type="float">
            <text:p>0.077245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78067" calcext:value-type="float">
            <text:p>0.078067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77778" calcext:value-type="float">
            <text:p>0.077778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76967" calcext:value-type="float">
            <text:p>0.076967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75329" calcext:value-type="float">
            <text:p>0.075329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7249" calcext:value-type="float">
            <text:p>0.07249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68541" calcext:value-type="float">
            <text:p>0.068541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3662" calcext:value-type="float">
            <text:p>0.063662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58611" calcext:value-type="float">
            <text:p>0.058611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53443" calcext:value-type="float">
            <text:p>0.053443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48512" calcext:value-type="float">
            <text:p>0.04851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43865" calcext:value-type="float">
            <text:p>0.043865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39316" calcext:value-type="float">
            <text:p>0.039316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3457" calcext:value-type="float">
            <text:p>0.03457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29746" calcext:value-type="float">
            <text:p>0.029746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25754" calcext:value-type="float">
            <text:p>0.025754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22661" calcext:value-type="float">
            <text:p>0.022661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20425" calcext:value-type="float">
            <text:p>0.020425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18314" calcext:value-type="float">
            <text:p>0.018314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1633" calcext:value-type="float">
            <text:p>0.01633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14424" calcext:value-type="float">
            <text:p>0.014424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12546" calcext:value-type="float">
            <text:p>0.01254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10823" calcext:value-type="float">
            <text:p>0.010823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09325" calcext:value-type="float">
            <text:p>0.009325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08054" calcext:value-type="float">
            <text:p>0.008054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06936" calcext:value-type="float">
            <text:p>0.006936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05876" calcext:value-type="float">
            <text:p>0.005876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05073" calcext:value-type="float">
            <text:p>0.005073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04641" calcext:value-type="float">
            <text:p>0.00464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04565" calcext:value-type="float">
            <text:p>0.004565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04433" calcext:value-type="float">
            <text:p>0.004433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04079" calcext:value-type="float">
            <text:p>0.004079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03546" calcext:value-type="float">
            <text:p>0.00354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03067" calcext:value-type="float">
            <text:p>0.003067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02648" calcext:value-type="float">
            <text:p>0.002648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02314" calcext:value-type="float">
            <text:p>0.002314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2042" calcext:value-type="float">
            <text:p>0.002042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1863" calcext:value-type="float">
            <text:p>0.001863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1744" calcext:value-type="float">
            <text:p>0.001744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1666" calcext:value-type="float">
            <text:p>0.001666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1405" calcext:value-type="float">
            <text:p>0.001405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0935" calcext:value-type="float">
            <text:p>0.000935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0734" calcext:value-type="float">
            <text:p>0.000734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0942" calcext:value-type="float">
            <text:p>0.000942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1015" calcext:value-type="float">
            <text:p>0.001015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0939" calcext:value-type="float">
            <text:p>0.000939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0728" calcext:value-type="float">
            <text:p>0.000728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0531" calcext:value-type="float">
            <text:p>0.000531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0396" calcext:value-type="float">
            <text:p>0.000396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0816" calcext:value-type="float">
            <text:p>0.00081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1272" calcext:value-type="float">
            <text:p>0.001272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1422" calcext:value-type="float">
            <text:p>0.001422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1082" calcext:value-type="float">
            <text:p>0.001082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347" calcext:value-type="float">
            <text:p>0.001347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1794" calcext:value-type="float">
            <text:p>0.001794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1784" calcext:value-type="float">
            <text:p>0.001784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126" calcext:value-type="float">
            <text:p>0.00126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0892" calcext:value-type="float">
            <text:p>0.00089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0992" calcext:value-type="float">
            <text:p>0.000992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1585" calcext:value-type="float">
            <text:p>0.001585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2235" calcext:value-type="float">
            <text:p>0.002235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2882" calcext:value-type="float">
            <text:p>0.002882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3126" calcext:value-type="float">
            <text:p>0.003126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2946" calcext:value-type="float">
            <text:p>0.002946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2658" calcext:value-type="float">
            <text:p>0.002658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2755" calcext:value-type="float">
            <text:p>0.002755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3164" calcext:value-type="float">
            <text:p>0.003164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342" calcext:value-type="float">
            <text:p>0.00342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3405" calcext:value-type="float">
            <text:p>0.003405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03129" calcext:value-type="float">
            <text:p>0.003129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02776" calcext:value-type="float">
            <text:p>0.002776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02521" calcext:value-type="float">
            <text:p>0.002521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02635" calcext:value-type="float">
            <text:p>0.002635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03114" calcext:value-type="float">
            <text:p>0.003114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03531" calcext:value-type="float">
            <text:p>0.003531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03681" calcext:value-type="float">
            <text:p>0.003681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03497" calcext:value-type="float">
            <text:p>0.003497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02854" calcext:value-type="float">
            <text:p>0.002854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02796" calcext:value-type="float">
            <text:p>0.002796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03062" calcext:value-type="float">
            <text:p>0.003062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03318" calcext:value-type="float">
            <text:p>0.003318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03082" calcext:value-type="float">
            <text:p>0.003082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03023" calcext:value-type="float">
            <text:p>0.003023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0313" calcext:value-type="float">
            <text:p>0.00313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03166" calcext:value-type="float">
            <text:p>0.003166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03038" calcext:value-type="float">
            <text:p>0.003038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02948" calcext:value-type="float">
            <text:p>0.002948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03098" calcext:value-type="float">
            <text:p>0.003098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3431" calcext:value-type="float">
            <text:p>0.003431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3677" calcext:value-type="float">
            <text:p>0.003677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3794" calcext:value-type="float">
            <text:p>0.003794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3906" calcext:value-type="float">
            <text:p>0.003906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4131" calcext:value-type="float">
            <text:p>0.004131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4478" calcext:value-type="float">
            <text:p>0.004478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4857" calcext:value-type="float">
            <text:p>0.004857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226" calcext:value-type="float">
            <text:p>0.005226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581" calcext:value-type="float">
            <text:p>0.00581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6614" calcext:value-type="float">
            <text:p>0.006614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7502" calcext:value-type="float">
            <text:p>0.007502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8183" calcext:value-type="float">
            <text:p>0.008183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08714" calcext:value-type="float">
            <text:p>0.008714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09344" calcext:value-type="float">
            <text:p>0.009344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10148" calcext:value-type="float">
            <text:p>0.010148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11228" calcext:value-type="float">
            <text:p>0.011228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12471" calcext:value-type="float">
            <text:p>0.012471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13885" calcext:value-type="float">
            <text:p>0.013885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15313" calcext:value-type="float">
            <text:p>0.015313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6752" calcext:value-type="float">
            <text:p>0.016752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8186" calcext:value-type="float">
            <text:p>0.018186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9611" calcext:value-type="float">
            <text:p>0.019611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21032" calcext:value-type="float">
            <text:p>0.021032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2452" calcext:value-type="float">
            <text:p>0.022452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4376" calcext:value-type="float">
            <text:p>0.024376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26937" calcext:value-type="float">
            <text:p>0.026937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30066" calcext:value-type="float">
            <text:p>0.030066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33187" calcext:value-type="float">
            <text:p>0.033187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36378" calcext:value-type="float">
            <text:p>0.036378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4051" calcext:value-type="float">
            <text:p>0.04051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45655" calcext:value-type="float">
            <text:p>0.045655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51933" calcext:value-type="float">
            <text:p>0.051933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58569" calcext:value-type="float">
            <text:p>0.058569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66222" calcext:value-type="float">
            <text:p>0.066222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74915" calcext:value-type="float">
            <text:p>0.074915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85345" calcext:value-type="float">
            <text:p>0.085345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98023" calcext:value-type="float">
            <text:p>0.098023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112779" calcext:value-type="float">
            <text:p>0.112779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130272" calcext:value-type="float">
            <text:p>0.130272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14933" calcext:value-type="float">
            <text:p>0.1493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171761" calcext:value-type="float">
            <text:p>0.171761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19651" calcext:value-type="float">
            <text:p>0.19651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22482" calcext:value-type="float">
            <text:p>0.22482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255508" calcext:value-type="float">
            <text:p>0.255508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288764" calcext:value-type="float">
            <text:p>0.288764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324274" calcext:value-type="float">
            <text:p>0.324274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361459" calcext:value-type="float">
            <text:p>0.361459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401519" calcext:value-type="float">
            <text:p>0.401519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443529" calcext:value-type="float">
            <text:p>0.443529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487223" calcext:value-type="float">
            <text:p>0.487223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530875" calcext:value-type="float">
            <text:p>0.530875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574148" calcext:value-type="float">
            <text:p>0.574148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616899" calcext:value-type="float">
            <text:p>0.616899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658381" calcext:value-type="float">
            <text:p>0.658381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697929" calcext:value-type="float">
            <text:p>0.697929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735308" calcext:value-type="float">
            <text:p>0.735308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769713" calcext:value-type="float">
            <text:p>0.769713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802148" calcext:value-type="float">
            <text:p>0.802148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831202" calcext:value-type="float">
            <text:p>0.831202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858431" calcext:value-type="float">
            <text:p>0.858431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881969" calcext:value-type="float">
            <text:p>0.881969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03156" calcext:value-type="float">
            <text:p>0.903156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21792" calcext:value-type="float">
            <text:p>0.921792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39607" calcext:value-type="float">
            <text:p>0.939607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55649" calcext:value-type="float">
            <text:p>0.955649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967948" calcext:value-type="float">
            <text:p>0.967948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98424" calcext:value-type="float">
            <text:p>0.98424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992345" calcext:value-type="float">
            <text:p>0.992345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997797" calcext:value-type="float">
            <text:p>0.997797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998719" calcext:value-type="float">
            <text:p>0.99871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997054" calcext:value-type="float">
            <text:p>0.997054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99416" calcext:value-type="float">
            <text:p>0.99416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989969" calcext:value-type="float">
            <text:p>0.989969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984362" calcext:value-type="float">
            <text:p>0.984362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978019" calcext:value-type="float">
            <text:p>0.978019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97103" calcext:value-type="float">
            <text:p>0.97103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963027" calcext:value-type="float">
            <text:p>0.963027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954139" calcext:value-type="float">
            <text:p>0.954139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944544" calcext:value-type="float">
            <text:p>0.944544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934744" calcext:value-type="float">
            <text:p>0.934744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924131" calcext:value-type="float">
            <text:p>0.924131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912836" calcext:value-type="float">
            <text:p>0.912836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901159" calcext:value-type="float">
            <text:p>0.901159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889761" calcext:value-type="float">
            <text:p>0.889761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877512" calcext:value-type="float">
            <text:p>0.877512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863846" calcext:value-type="float">
            <text:p>0.863846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849088" calcext:value-type="float">
            <text:p>0.849088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834549" calcext:value-type="float">
            <text:p>0.834549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820497" calcext:value-type="float">
            <text:p>0.820497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806553" calcext:value-type="float">
            <text:p>0.806553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792333" calcext:value-type="float">
            <text:p>0.792333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777591" calcext:value-type="float">
            <text:p>0.777591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762185" calcext:value-type="float">
            <text:p>0.762185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745939" calcext:value-type="float">
            <text:p>0.745939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729356" calcext:value-type="float">
            <text:p>0.729356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713444" calcext:value-type="float">
            <text:p>0.713444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69847" calcext:value-type="float">
            <text:p>0.69847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683296" calcext:value-type="float">
            <text:p>0.683296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667108" calcext:value-type="float">
            <text:p>0.667108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650808" calcext:value-type="float">
            <text:p>0.650808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635309" calcext:value-type="float">
            <text:p>0.635309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621204" calcext:value-type="float">
            <text:p>0.621204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607748" calcext:value-type="float">
            <text:p>0.607748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595953" calcext:value-type="float">
            <text:p>0.595953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585376" calcext:value-type="float">
            <text:p>0.585376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575228" calcext:value-type="float">
            <text:p>0.575228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564295" calcext:value-type="float">
            <text:p>0.56429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55352" calcext:value-type="float">
            <text:p>0.55352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544082" calcext:value-type="float">
            <text:p>0.544082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53518" calcext:value-type="float">
            <text:p>0.53518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525192" calcext:value-type="float">
            <text:p>0.525192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513744" calcext:value-type="float">
            <text:p>0.513744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501873" calcext:value-type="float">
            <text:p>0.501873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490344" calcext:value-type="float">
            <text:p>0.490344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479296" calcext:value-type="float">
            <text:p>0.479296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468497" calcext:value-type="float">
            <text:p>0.468497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457517" calcext:value-type="float">
            <text:p>0.457517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446844" calcext:value-type="float">
            <text:p>0.446844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437397" calcext:value-type="float">
            <text:p>0.437397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429059" calcext:value-type="float">
            <text:p>0.429059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420797" calcext:value-type="float">
            <text:p>0.420797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411958" calcext:value-type="float">
            <text:p>0.411958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402932" calcext:value-type="float">
            <text:p>0.402932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394035" calcext:value-type="float">
            <text:p>0.394035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385142" calcext:value-type="float">
            <text:p>0.385142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376661" calcext:value-type="float">
            <text:p>0.376661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369351" calcext:value-type="float">
            <text:p>0.36935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362784" calcext:value-type="float">
            <text:p>0.362784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355757" calcext:value-type="float">
            <text:p>0.355757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347694" calcext:value-type="float">
            <text:p>0.347694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339283" calcext:value-type="float">
            <text:p>0.339283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331449" calcext:value-type="float">
            <text:p>0.331449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324357" calcext:value-type="float">
            <text:p>0.324357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3176" calcext:value-type="float">
            <text:p>0.3176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310695" calcext:value-type="float">
            <text:p>0.310695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303114" calcext:value-type="float">
            <text:p>0.303114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294798" calcext:value-type="float">
            <text:p>0.294798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286272" calcext:value-type="float">
            <text:p>0.28627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278039" calcext:value-type="float">
            <text:p>0.278039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270789" calcext:value-type="float">
            <text:p>0.270789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26465" calcext:value-type="float">
            <text:p>0.26465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25878" calcext:value-type="float">
            <text:p>0.25878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252312" calcext:value-type="float">
            <text:p>0.252312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245343" calcext:value-type="float">
            <text:p>0.245343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238749" calcext:value-type="float">
            <text:p>0.238749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232998" calcext:value-type="float">
            <text:p>0.232998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227614" calcext:value-type="float">
            <text:p>0.227614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222116" calcext:value-type="float">
            <text:p>0.222116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216406" calcext:value-type="float">
            <text:p>0.216406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210593" calcext:value-type="float">
            <text:p>0.210593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204875" calcext:value-type="float">
            <text:p>0.204875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199202" calcext:value-type="float">
            <text:p>0.199202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193433" calcext:value-type="float">
            <text:p>0.193433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187948" calcext:value-type="float">
            <text:p>0.187948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182888" calcext:value-type="float">
            <text:p>0.182888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178373" calcext:value-type="float">
            <text:p>0.178373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173958" calcext:value-type="float">
            <text:p>0.173958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16941" calcext:value-type="float">
            <text:p>0.16941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164767" calcext:value-type="float">
            <text:p>0.164767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160513" calcext:value-type="float">
            <text:p>0.160513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156581" calcext:value-type="float">
            <text:p>0.156581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152339" calcext:value-type="float">
            <text:p>0.152339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147428" calcext:value-type="float">
            <text:p>0.147428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142219" calcext:value-type="float">
            <text:p>0.142219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137511" calcext:value-type="float">
            <text:p>0.137511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133418" calcext:value-type="float">
            <text:p>0.133418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129469" calcext:value-type="float">
            <text:p>0.129469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125223" calcext:value-type="float">
            <text:p>0.125223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121028" calcext:value-type="float">
            <text:p>0.121028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117332" calcext:value-type="float">
            <text:p>0.117332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114242" calcext:value-type="float">
            <text:p>0.114242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111256" calcext:value-type="float">
            <text:p>0.111256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108548" calcext:value-type="float">
            <text:p>0.108548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106001" calcext:value-type="float">
            <text:p>0.106001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10326" calcext:value-type="float">
            <text:p>0.10326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100021" calcext:value-type="float">
            <text:p>0.100021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96385" calcext:value-type="float">
            <text:p>0.096385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92465" calcext:value-type="float">
            <text:p>0.092465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88205" calcext:value-type="float">
            <text:p>0.088205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84866" calcext:value-type="float">
            <text:p>0.084866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82868" calcext:value-type="float">
            <text:p>0.082868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81882" calcext:value-type="float">
            <text:p>0.081882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80523" calcext:value-type="float">
            <text:p>0.080523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77897" calcext:value-type="float">
            <text:p>0.077897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74326" calcext:value-type="float">
            <text:p>0.074326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69823" calcext:value-type="float">
            <text:p>0.069823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66064" calcext:value-type="float">
            <text:p>0.066064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63818" calcext:value-type="float">
            <text:p>0.063818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62636" calcext:value-type="float">
            <text:p>0.062636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61353" calcext:value-type="float">
            <text:p>0.06135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58903" calcext:value-type="float">
            <text:p>0.058903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56228" calcext:value-type="float">
            <text:p>0.056228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54461" calcext:value-type="float">
            <text:p>0.054461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53231" calcext:value-type="float">
            <text:p>0.053231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51374" calcext:value-type="float">
            <text:p>0.051374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49477" calcext:value-type="float">
            <text:p>0.049477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48937" calcext:value-type="float">
            <text:p>0.048937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49482" calcext:value-type="float">
            <text:p>0.049482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49481" calcext:value-type="float">
            <text:p>0.049481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48262" calcext:value-type="float">
            <text:p>0.048262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46962" calcext:value-type="float">
            <text:p>0.046962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45684" calcext:value-type="float">
            <text:p>0.045684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44485" calcext:value-type="float">
            <text:p>0.044485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43335" calcext:value-type="float">
            <text:p>0.043335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42536" calcext:value-type="float">
            <text:p>0.042536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42044" calcext:value-type="float">
            <text:p>0.042044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41728" calcext:value-type="float">
            <text:p>0.041728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41271" calcext:value-type="float">
            <text:p>0.041271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40734" calcext:value-type="float">
            <text:p>0.040734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40125" calcext:value-type="float">
            <text:p>0.040125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39413" calcext:value-type="float">
            <text:p>0.03941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38718" calcext:value-type="float">
            <text:p>0.038718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3808" calcext:value-type="float">
            <text:p>0.03808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37394" calcext:value-type="float">
            <text:p>0.037394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35815" calcext:value-type="float">
            <text:p>0.035815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3321" calcext:value-type="float">
            <text:p>0.03321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31689" calcext:value-type="float">
            <text:p>0.031689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31661" calcext:value-type="float">
            <text:p>0.031661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32782" calcext:value-type="float">
            <text:p>0.032782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32095" calcext:value-type="float">
            <text:p>0.032095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29432" calcext:value-type="float">
            <text:p>0.029432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27271" calcext:value-type="float">
            <text:p>0.027271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26198" calcext:value-type="float">
            <text:p>0.026198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25953" calcext:value-type="float">
            <text:p>0.025953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25367" calcext:value-type="float">
            <text:p>0.025367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25159" calcext:value-type="float">
            <text:p>0.025159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25868" calcext:value-type="float">
            <text:p>0.025868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26277" calcext:value-type="float">
            <text:p>0.026277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25304" calcext:value-type="float">
            <text:p>0.025304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23799" calcext:value-type="float">
            <text:p>0.023799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2238" calcext:value-type="float">
            <text:p>0.02238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21248" calcext:value-type="float">
            <text:p>0.021248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20074" calcext:value-type="float">
            <text:p>0.020074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19048" calcext:value-type="float">
            <text:p>0.019048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18701" calcext:value-type="float">
            <text:p>0.018701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18701" calcext:value-type="float">
            <text:p>0.018701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18701" calcext:value-type="float">
            <text:p>0.018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5:40.675832546</dc:date>
    <meta:editing-duration>PT13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